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090000000C08E2EE2A1713A7EA.png" manifest:media-type="image/png"/>
  <manifest:file-entry manifest:full-path="Pictures/10000201000000250000000CF64846BD31F6A11A.png" manifest:media-type="image/png"/>
  <manifest:file-entry manifest:full-path="Pictures/1000178B000003D700000138F29EEFC23E018E6F.svg" manifest:media-type="image/svg+xml"/>
  <manifest:file-entry manifest:full-path="Pictures/10000601000000D100000138AE076A87BF7D8B09.svg" manifest:media-type="image/svg+xml"/>
  <manifest:file-entry manifest:full-path="Pictures/1000020100000006000000093796F841D8A21ECF.png" manifest:media-type="image/png"/>
  <manifest:file-entry manifest:full-path="Pictures/100016E00000038D000001383B3E47C0AE287EEC.svg" manifest:media-type="image/svg+xml"/>
  <manifest:file-entry manifest:full-path="Pictures/10000201000000080000000C2F49E1B6C3F97FD8.png" manifest:media-type="image/png"/>
  <manifest:file-entry manifest:full-path="Pictures/10000201000000220000000C69E061485029F528.png" manifest:media-type="image/png"/>
  <manifest:file-entry manifest:full-path="Pictures/1000066300000097000000F4AD2AB48C5DEED8D8.svg" manifest:media-type="image/svg+xml"/>
  <manifest:file-entry manifest:full-path="Pictures/1000076D000000BA0000009728A8987C98B7FE10.svg" manifest:media-type="image/svg+xml"/>
  <manifest:file-entry manifest:full-path="Pictures/10000201000000070000000621DB4B2FAD2B9CE8.png" manifest:media-type="image/png"/>
  <manifest:file-entry manifest:full-path="Pictures/100008E2000000F20000013833D3049857A6FB72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9.65cm" fo:min-width="9.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6.008cm" fo:min-width="5.864cm" fo:padding-top="0.177cm" fo:padding-bottom="0.177cm" fo:padding-left="0.302cm" fo:padding-right="0.302cm"/>
    </style:style>
    <style:style style:name="gr4" style:family="graphic" style:parent-style-name="standard">
      <style:graphic-properties draw:stroke="dash" draw:stroke-dash="Dashed_20__28_var_29_" svg:stroke-width="0.106cm" svg:stroke-color="#ff0000" draw:marker-start-width="0.359cm" draw:marker-end-width="0.359cm" draw:fill="none" draw:textarea-horizontal-align="justify" draw:textarea-vertical-align="middle" draw:auto-grow-height="false" fo:min-height="6.114cm" fo:min-width="9.4cm" fo:padding-top="0.178cm" fo:padding-bottom="0.178cm" fo:padding-left="0.303cm" fo:padding-right="0.303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solid" svg:stroke-width="0.053cm" svg:stroke-color="#729fcf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a933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solid" svg:stroke-width="0.053cm" svg:stroke-color="#00a933" draw:marker-start="Symmetric_20_Arrow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solid" svg:stroke-width="0.053cm" svg:stroke-color="#729fcf" draw:marker-start="Symmetric_20_Arrow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4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Ultrafine_20_Dashed" svg:stroke-width="0.028cm" svg:stroke-color="#ff972f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ff972f" draw:marker-start-width="0.242cm" draw:marker-end-width="0.242cm" draw:fill-color="#ff972f" draw:textarea-vertical-align="middle" fo:padding-top="0.139cm" fo:padding-bottom="0.139cm" fo:padding-left="0.264cm" fo:padding-right="0.264cm"/>
    </style:style>
    <style:style style:name="gr17" style:family="graphic">
      <style:graphic-properties style:protect="size"/>
    </style:style>
    <style:style style:name="pr1" style:family="presentation" style:parent-style-name="기본값-notes">
      <style:graphic-properties draw:fill-color="#ffffff" fo:min-height="12.57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972f"/>
      <style:paragraph-properties fo:text-align="center"/>
    </style:style>
    <style:style style:name="P8" style:family="paragraph">
      <loext:graphic-properties draw:fill-color="#ffffff"/>
    </style:style>
  </office:automatic-styles>
  <office:body>
    <office:presentation>
      <draw:page draw:name="page1" draw:style-name="dp1" draw:master-page-name="기본값" presentation:presentation-page-layout-name="AL1T0">
        <draw:line draw:style-name="gr1" draw:text-style-name="P1" draw:layer="layout" svg:x1="6.25cm" svg:y1="7.875cm" svg:x2="21.749cm" svg:y2="7.875cm">
          <text:p/>
        </draw:line>
        <draw:custom-shape draw:style-name="gr2" draw:text-style-name="P2" draw:layer="layout" svg:width="14cm" svg:height="14cm" svg:x="7cm" svg:y="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9cm" svg:height="9cm" svg:x="9.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cm" svg:height="9cm" svg:x="7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cm" svg:y1="0.875cm" svg:x2="14cm" svg:y2="14.875cm">
          <text:p/>
        </draw:line>
        <draw:custom-shape draw:style-name="gr5" draw:text-style-name="P3" draw:layer="layout" svg:width="0.3cm" svg:height="0.3cm" svg:x="13.85cm" svg:y="7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cm" svg:y1="7.87cm" svg:x2="19.6cm" svg:y2="3.6cm">
          <text:p/>
        </draw:line>
        <draw:custom-shape draw:style-name="gr7" draw:text-style-name="P4" draw:layer="layout" svg:width="0.3cm" svg:height="0.3cm" svg:x="19.42cm" svg:y="3.4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1" draw:layer="layout" svg:x1="14cm" svg:y1="5.154cm" svg:x2="19.513cm" svg:y2="5.159cm">
          <text:p/>
        </draw:line>
        <draw:line draw:style-name="gr9" draw:text-style-name="P1" draw:layer="layout" svg:x1="19.555cm" svg:y1="3.803cm" svg:x2="19.555cm" svg:y2="7.892cm">
          <text:p/>
        </draw:line>
        <draw:custom-shape draw:style-name="gr10" draw:text-style-name="P5" draw:layer="layout" svg:width="0.3cm" svg:height="0.3cm" svg:x="19.412cm" svg:y="5.0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cm" svg:height="0.3cm" svg:x="17.424cm" svg:y="4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4cm" svg:y1="8.2cm" svg:x2="19.6cm" svg:y2="8.2cm">
          <text:p/>
        </draw:line>
        <draw:line draw:style-name="gr12" draw:text-style-name="P1" draw:layer="layout" svg:x1="13.8cm" svg:y1="7.875cm" svg:x2="13.8cm" svg:y2="5.075cm">
          <text:p/>
        </draw:line>
        <draw:ellipse draw:style-name="gr13" draw:text-style-name="P3" draw:layer="layout" svg:width="3.437cm" svg:height="3.815cm" svg:x="12.541cm" svg:y="6.056cm" draw:kind="arc" draw:start-angle="2.01" draw:end-angle="42.62">
          <text:p/>
        </draw:ellipse>
        <draw:g>
          <svg:title>TexMaths</svg:title>
          <svg:desc>28§display§\phi§svg§600§FALSE§</svg:desc>
          <draw:frame draw:style-name="gr14" draw:text-style-name="P6" draw:layer="layout" svg:width="0.465cm" svg:height="0.697cm" svg:x="15.059cm" svg:y="7.103cm">
            <draw:image xlink:href="Pictures/10000601000000D100000138AE076A87BF7D8B09.svg" xlink:type="simple" xlink:show="embed" xlink:actuate="onLoad" loext:mime-type="image/svg+xml">
              <text:p/>
            </draw:image>
            <draw:image xlink:href="Pictures/10000201000000080000000C2F49E1B6C3F97FD8.png" xlink:type="simple" xlink:show="embed" xlink:actuate="onLoad" loext:mime-type="image/png"/>
          </draw:frame>
        </draw:g>
        <draw:g>
          <svg:title>TexMaths</svg:title>
          <svg:desc>28§display§a\cos\phi§svg§600§FALSE§</svg:desc>
          <draw:frame draw:style-name="gr14" draw:text-style-name="P6" draw:layer="layout" svg:width="2.201cm" svg:height="0.697cm" svg:x="16.071cm" svg:y="8.273cm">
            <draw:image xlink:href="Pictures/1000178B000003D700000138F29EEFC23E018E6F.svg" xlink:type="simple" xlink:show="embed" xlink:actuate="onLoad" loext:mime-type="image/svg+xml">
              <text:p/>
            </draw:image>
            <draw:image xlink:href="Pictures/10000201000000250000000CF64846BD31F6A11A.png" xlink:type="simple" xlink:show="embed" xlink:actuate="onLoad" loext:mime-type="image/png"/>
          </draw:frame>
        </draw:g>
        <draw:g>
          <svg:title>TexMaths</svg:title>
          <svg:desc>28§display§b\sin\phi§svg§600§FALSE§</svg:desc>
          <draw:frame draw:style-name="gr14" draw:text-style-name="P6" draw:layer="layout" svg:width="2.033cm" svg:height="0.697cm" svg:x="11.755cm" svg:y="6.173cm">
            <draw:image xlink:href="Pictures/100016E00000038D000001383B3E47C0AE287EEC.svg" xlink:type="simple" xlink:show="embed" xlink:actuate="onLoad" loext:mime-type="image/svg+xml">
              <text:p/>
            </draw:image>
            <draw:image xlink:href="Pictures/10000201000000220000000C69E061485029F528.png" xlink:type="simple" xlink:show="embed" xlink:actuate="onLoad" loext:mime-type="image/png"/>
          </draw:frame>
          <draw:g>
            <svg:title>TexMaths</svg:title>
            <svg:desc>28§display§b§svg§600§FALSE§</svg:desc>
            <draw:frame draw:style-name="gr14" draw:text-style-name="P6" draw:layer="layout" svg:width="0.336cm" svg:height="0.543cm" svg:x="13.603cm" svg:y="2.65cm">
              <draw:image xlink:href="Pictures/1000066300000097000000F4AD2AB48C5DEED8D8.svg" xlink:type="simple" xlink:show="embed" xlink:actuate="onLoad" loext:mime-type="image/svg+xml">
                <text:p/>
              </draw:image>
              <draw:image xlink:href="Pictures/1000020100000006000000093796F841D8A21ECF.png" xlink:type="simple" xlink:show="embed" xlink:actuate="onLoad" loext:mime-type="image/png"/>
            </draw:frame>
          </draw:g>
        </draw:g>
        <draw:g>
          <svg:title>TexMaths</svg:title>
          <svg:desc>28§display§a§svg§600§FALSE§</svg:desc>
          <draw:frame draw:style-name="gr14" draw:text-style-name="P6" draw:layer="layout" svg:width="0.414cm" svg:height="0.336cm" svg:x="21.163cm" svg:y="7.353cm">
            <draw:image xlink:href="Pictures/1000076D000000BA0000009728A8987C98B7FE10.svg" xlink:type="simple" xlink:show="embed" xlink:actuate="onLoad" loext:mime-type="image/svg+xml">
              <text:p/>
            </draw:image>
            <draw:image xlink:href="Pictures/10000201000000070000000621DB4B2FAD2B9CE8.png" xlink:type="simple" xlink:show="embed" xlink:actuate="onLoad" loext:mime-type="image/png"/>
          </draw:frame>
        </draw:g>
        <draw:line draw:style-name="gr15" draw:text-style-name="P1" draw:layer="layout" svg:x1="14.15cm" svg:y1="7.87cm" svg:x2="19.6cm" svg:y2="5.159cm">
          <text:p/>
        </draw:line>
        <draw:ellipse draw:style-name="gr16" draw:text-style-name="P7" draw:layer="layout" svg:width="5.952cm" svg:height="4.802cm" svg:x="10.861cm" svg:y="5.388cm" draw:kind="arc" draw:start-angle="356.53" draw:end-angle="27">
          <text:p/>
        </draw:ellipse>
        <draw:g>
          <svg:title>TexMaths</svg:title>
          <svg:desc>28§display§\psi§svg§600§FALSE§</svg:desc>
          <draw:frame draw:style-name="gr14" draw:text-style-name="P6" draw:layer="layout" svg:width="0.54cm" svg:height="0.697cm" svg:x="16.813cm" svg:y="6.903cm">
            <draw:image xlink:href="Pictures/100008E2000000F20000013833D3049857A6FB72.svg" xlink:type="simple" xlink:show="embed" xlink:actuate="onLoad" loext:mime-type="image/svg+xml">
              <text:p/>
            </draw:image>
            <draw:image xlink:href="Pictures/10000201000000090000000C08E2EE2A1713A7EA.png" xlink:type="simple" xlink:show="embed" xlink:actuate="onLoad" loext:mime-type="image/png"/>
          </draw:frame>
        </draw:g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  <style:font-face style:name="나눔고딕" svg:font-family="나눔고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나눔고딕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397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8.624cm" svg:height="10.476cm" svg:x="1.482cm" svg:y="2.123cm" presentation:class="page"/>
        <draw:frame presentation:style-name="기본값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27T16:20:07.790105238</meta:creation-date>
    <dc:date>2019-12-27T16:55:46.180929300</dc:date>
    <meta:editing-duration>PT14M25S</meta:editing-duration>
    <meta:editing-cycles>3</meta:editing-cycles>
    <meta:generator>LibreOffice/6.3.3.2.0$Linux_X86_64 LibreOffice_project/30$Build-2</meta:generator>
    <meta:document-statistic meta:object-count="52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